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8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/>
          <table:table-cell office:value-type="string">
            <text:p>cache misses per operation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/>
          <table:table-cell office:value-type="string">
            <text:p>rb shuffel</text:p>
          </table:table-cell>
          <table:table-cell office:value-type="string">
            <text:p>rb order</text:p>
          </table:table-cell>
          <table:table-cell office:value-type="string">
            <text:p>veb shuffle</text:p>
          </table:table-cell>
          <table:table-cell office:value-type="string">
            <text:p>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/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 table:formula="of:=AVERAGE(INDIRECT(CONCATENATE([.V$1];[.$M3];&quot;:&quot;;[.V$1];[.$N3])))" office:value-type="float" office:value="5.2">
            <text:p>5.2</text:p>
          </table:table-cell>
          <table:table-cell table:formula="of:=AVERAGE(INDIRECT(CONCATENATE([.W$1];[.$M3];&quot;:&quot;;[.W$1];[.$N3])))" office:value-type="float" office:value="0.8">
            <text:p>0.8</text:p>
          </table:table-cell>
          <table:table-cell table:formula="of:=AVERAGE(INDIRECT(CONCATENATE([.X$1];[.$M3];&quot;:&quot;;[.X$1];[.$N3])))" office:value-type="float" office:value="2">
            <text:p>2</text:p>
          </table:table-cell>
          <table:table-cell table:formula="of:=AVERAGE(INDIRECT(CONCATENATE([.Y$1];[.$M3];&quot;:&quot;;[.Y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A3]" office:value-type="float" office:value="0.0000000316125">
            <text:p>3.16125E-008</text:p>
          </table:table-cell>
          <table:table-cell table:formula="of:= [.S3]/[.$AA3]" office:value-type="float" office:value="0.0000000306484375">
            <text:p>3.06484375E-008</text:p>
          </table:table-cell>
          <table:table-cell table:formula="of:= [.T3]/[.$AB3]" office:value-type="float" office:value="0.0000000302095774999499">
            <text:p>3.02095774999499E-008</text:p>
          </table:table-cell>
          <table:table-cell table:formula="of:= [.U3]/[.$AB3]" office:value-type="float" office:value="0.0000000232534804598638">
            <text:p>2.32534804598638E-008</text:p>
          </table:table-cell>
          <table:table-cell/>
          <table:table-cell table:formula="of:=[.V3]/[.$P3]" office:value-type="float" office:value="0.08125">
            <text:p>0.08125</text:p>
          </table:table-cell>
          <table:table-cell table:formula="of:=[.W3]/[.$P3]" office:value-type="float" office:value="0.0125">
            <text:p>0.0125</text:p>
          </table:table-cell>
          <table:table-cell table:formula="of:=[.X3]/[.$P3]" office:value-type="float" office:value="0.03125">
            <text:p>0.03125</text:p>
          </table:table-cell>
          <table:table-cell table:formula="of:=[.Y3]/[.$P3]" office:value-type="float" office:value="0.003125">
            <text:p>0.0031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 table:formula="of:=AVERAGE(INDIRECT(CONCATENATE([.V$1];[.$M4];&quot;:&quot;;[.V$1];[.$N4])))" office:value-type="float" office:value="0">
            <text:p>0</text:p>
          </table:table-cell>
          <table:table-cell table:formula="of:=AVERAGE(INDIRECT(CONCATENATE([.W$1];[.$M4];&quot;:&quot;;[.W$1];[.$N4])))" office:value-type="float" office:value="0">
            <text:p>0</text:p>
          </table:table-cell>
          <table:table-cell table:formula="of:=AVERAGE(INDIRECT(CONCATENATE([.X$1];[.$M4];&quot;:&quot;;[.X$1];[.$N4])))" office:value-type="float" office:value="0">
            <text:p>0</text:p>
          </table:table-cell>
          <table:table-cell table:formula="of:=AVERAGE(INDIRECT(CONCATENATE([.Y$1];[.$M4];&quot;:&quot;;[.Y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A4]" office:value-type="float" office:value="0.0000000260941964285714">
            <text:p>2.60941964285714E-008</text:p>
          </table:table-cell>
          <table:table-cell table:formula="of:= [.S4]/[.$AA4]" office:value-type="float" office:value="0.000000026696875">
            <text:p>2.6696875E-008</text:p>
          </table:table-cell>
          <table:table-cell table:formula="of:= [.T4]/[.$AB4]" office:value-type="float" office:value="0.0000000292518455200568">
            <text:p>2.92518455200568E-008</text:p>
          </table:table-cell>
          <table:table-cell table:formula="of:= [.U4]/[.$AB4]" office:value-type="float" office:value="0.0000000205492586800239">
            <text:p>2.05492586800239E-008</text:p>
          </table:table-cell>
          <table:table-cell/>
          <table:table-cell table:formula="of:=[.V4]/[.$P4]" office:value-type="float" office:value="0">
            <text:p>0</text:p>
          </table:table-cell>
          <table:table-cell table:formula="of:=[.W4]/[.$P4]" office:value-type="float" office:value="0">
            <text:p>0</text:p>
          </table:table-cell>
          <table:table-cell table:formula="of:=[.X4]/[.$P4]" office:value-type="float" office:value="0">
            <text:p>0</text:p>
          </table:table-cell>
          <table:table-cell table:formula="of:=[.Y4]/[.$P4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 table:formula="of:=AVERAGE(INDIRECT(CONCATENATE([.V$1];[.$M5];&quot;:&quot;;[.V$1];[.$N5])))" office:value-type="float" office:value="0.4">
            <text:p>0.4</text:p>
          </table:table-cell>
          <table:table-cell table:formula="of:=AVERAGE(INDIRECT(CONCATENATE([.W$1];[.$M5];&quot;:&quot;;[.W$1];[.$N5])))" office:value-type="float" office:value="0">
            <text:p>0</text:p>
          </table:table-cell>
          <table:table-cell table:formula="of:=AVERAGE(INDIRECT(CONCATENATE([.X$1];[.$M5];&quot;:&quot;;[.X$1];[.$N5])))" office:value-type="float" office:value="0">
            <text:p>0</text:p>
          </table:table-cell>
          <table:table-cell table:formula="of:=AVERAGE(INDIRECT(CONCATENATE([.Y$1];[.$M5];&quot;:&quot;;[.Y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A5]" office:value-type="float" office:value="0.00000002687802734375">
            <text:p>2.687802734375E-008</text:p>
          </table:table-cell>
          <table:table-cell table:formula="of:= [.S5]/[.$AA5]" office:value-type="float" office:value="0.000000024586328125">
            <text:p>2.4586328125E-008</text:p>
          </table:table-cell>
          <table:table-cell table:formula="of:= [.T5]/[.$AB5]" office:value-type="float" office:value="0.0000000452888020833333">
            <text:p>4.52888020833333E-008</text:p>
          </table:table-cell>
          <table:table-cell table:formula="of:= [.U5]/[.$AB5]" office:value-type="float" office:value="0.0000000328908854166667">
            <text:p>3.28908854166667E-008</text:p>
          </table:table-cell>
          <table:table-cell/>
          <table:table-cell table:formula="of:=[.V5]/[.$P5]" office:value-type="float" office:value="0.0015625">
            <text:p>0.0015625</text:p>
          </table:table-cell>
          <table:table-cell table:formula="of:=[.W5]/[.$P5]" office:value-type="float" office:value="0">
            <text:p>0</text:p>
          </table:table-cell>
          <table:table-cell table:formula="of:=[.X5]/[.$P5]" office:value-type="float" office:value="0">
            <text:p>0</text:p>
          </table:table-cell>
          <table:table-cell table:formula="of:=[.Y5]/[.$P5]" office:value-type="float" office:value="0.009375">
            <text:p>0.00937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 table:formula="of:=AVERAGE(INDIRECT(CONCATENATE([.V$1];[.$M6];&quot;:&quot;;[.V$1];[.$N6])))" office:value-type="float" office:value="1.2">
            <text:p>1.2</text:p>
          </table:table-cell>
          <table:table-cell table:formula="of:=AVERAGE(INDIRECT(CONCATENATE([.W$1];[.$M6];&quot;:&quot;;[.W$1];[.$N6])))" office:value-type="float" office:value="8.4">
            <text:p>8.4</text:p>
          </table:table-cell>
          <table:table-cell table:formula="of:=AVERAGE(INDIRECT(CONCATENATE([.X$1];[.$M6];&quot;:&quot;;[.X$1];[.$N6])))" office:value-type="float" office:value="0.2">
            <text:p>0.2</text:p>
          </table:table-cell>
          <table:table-cell table:formula="of:=AVERAGE(INDIRECT(CONCATENATE([.Y$1];[.$M6];&quot;:&quot;;[.Y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A6]" office:value-type="float" office:value="0.0000000101151475694444">
            <text:p>1.01151475694444E-008</text:p>
          </table:table-cell>
          <table:table-cell table:formula="of:= [.S6]/[.$AA6]" office:value-type="float" office:value="0.00000000957981770833333">
            <text:p>9.57981770833333E-009</text:p>
          </table:table-cell>
          <table:table-cell table:formula="of:= [.T6]/[.$AB6]" office:value-type="float" office:value="0.0000000165278949742223">
            <text:p>1.65278949742223E-008</text:p>
          </table:table-cell>
          <table:table-cell table:formula="of:= [.U6]/[.$AB6]" office:value-type="float" office:value="0.0000000134889577373423">
            <text:p>1.34889577373423E-008</text:p>
          </table:table-cell>
          <table:table-cell/>
          <table:table-cell table:formula="of:=[.V6]/[.$P6]" office:value-type="float" office:value="0.00234375">
            <text:p>0.00234375</text:p>
          </table:table-cell>
          <table:table-cell table:formula="of:=[.W6]/[.$P6]" office:value-type="float" office:value="0.01640625">
            <text:p>0.01640625</text:p>
          </table:table-cell>
          <table:table-cell table:formula="of:=[.X6]/[.$P6]" office:value-type="float" office:value="0.000390625">
            <text:p>0.000390625</text:p>
          </table:table-cell>
          <table:table-cell table:formula="of:=[.Y6]/[.$P6]" office:value-type="float" office:value="0.001171875">
            <text:p>0.001171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 table:formula="of:=AVERAGE(INDIRECT(CONCATENATE([.V$1];[.$M7];&quot;:&quot;;[.V$1];[.$N7])))" office:value-type="float" office:value="2">
            <text:p>2</text:p>
          </table:table-cell>
          <table:table-cell table:formula="of:=AVERAGE(INDIRECT(CONCATENATE([.W$1];[.$M7];&quot;:&quot;;[.W$1];[.$N7])))" office:value-type="float" office:value="0.8">
            <text:p>0.8</text:p>
          </table:table-cell>
          <table:table-cell table:formula="of:=AVERAGE(INDIRECT(CONCATENATE([.X$1];[.$M7];&quot;:&quot;;[.X$1];[.$N7])))" office:value-type="float" office:value="0">
            <text:p>0</text:p>
          </table:table-cell>
          <table:table-cell table:formula="of:=AVERAGE(INDIRECT(CONCATENATE([.Y$1];[.$M7];&quot;:&quot;;[.Y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A7]" office:value-type="float" office:value="0.00000000838876953125">
            <text:p>8.38876953125E-009</text:p>
          </table:table-cell>
          <table:table-cell table:formula="of:= [.S7]/[.$AA7]" office:value-type="float" office:value="0.0000000084633984375">
            <text:p>8.4633984375E-009</text:p>
          </table:table-cell>
          <table:table-cell table:formula="of:= [.T7]/[.$AB7]" office:value-type="float" office:value="0.0000000151479234536852">
            <text:p>1.51479234536852E-008</text:p>
          </table:table-cell>
          <table:table-cell table:formula="of:= [.U7]/[.$AB7]" office:value-type="float" office:value="0.0000000108840569858048">
            <text:p>1.08840569858048E-008</text:p>
          </table:table-cell>
          <table:table-cell/>
          <table:table-cell table:formula="of:=[.V7]/[.$P7]" office:value-type="float" office:value="0.001953125">
            <text:p>0.001953125</text:p>
          </table:table-cell>
          <table:table-cell table:formula="of:=[.W7]/[.$P7]" office:value-type="float" office:value="0.00078125">
            <text:p>0.00078125</text:p>
          </table:table-cell>
          <table:table-cell table:formula="of:=[.X7]/[.$P7]" office:value-type="float" office:value="0">
            <text:p>0</text:p>
          </table:table-cell>
          <table:table-cell table:formula="of:=[.Y7]/[.$P7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 table:formula="of:=AVERAGE(INDIRECT(CONCATENATE([.V$1];[.$M8];&quot;:&quot;;[.V$1];[.$N8])))" office:value-type="float" office:value="2.6">
            <text:p>2.6</text:p>
          </table:table-cell>
          <table:table-cell table:formula="of:=AVERAGE(INDIRECT(CONCATENATE([.W$1];[.$M8];&quot;:&quot;;[.W$1];[.$N8])))" office:value-type="float" office:value="30.6">
            <text:p>30.6</text:p>
          </table:table-cell>
          <table:table-cell table:formula="of:=AVERAGE(INDIRECT(CONCATENATE([.X$1];[.$M8];&quot;:&quot;;[.X$1];[.$N8])))" office:value-type="float" office:value="21">
            <text:p>21</text:p>
          </table:table-cell>
          <table:table-cell table:formula="of:=AVERAGE(INDIRECT(CONCATENATE([.Y$1];[.$M8];&quot;:&quot;;[.Y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A8]" office:value-type="float" office:value="0.00000000835981889204545">
            <text:p>8.35981889204545E-009</text:p>
          </table:table-cell>
          <table:table-cell table:formula="of:= [.S8]/[.$AA8]" office:value-type="float" office:value="0.00000000807703302556818">
            <text:p>8.07703302556818E-009</text:p>
          </table:table-cell>
          <table:table-cell table:formula="of:= [.T8]/[.$AB8]" office:value-type="float" office:value="0.000000014206604656955">
            <text:p>1.4206604656955E-008</text:p>
          </table:table-cell>
          <table:table-cell table:formula="of:= [.U8]/[.$AB8]" office:value-type="float" office:value="0.000000010157438769549">
            <text:p>1.0157438769549E-008</text:p>
          </table:table-cell>
          <table:table-cell/>
          <table:table-cell table:formula="of:=[.V8]/[.$P8]" office:value-type="float" office:value="0.00126953125">
            <text:p>0.0012695313</text:p>
          </table:table-cell>
          <table:table-cell table:formula="of:=[.W8]/[.$P8]" office:value-type="float" office:value="0.01494140625">
            <text:p>0.0149414063</text:p>
          </table:table-cell>
          <table:table-cell table:formula="of:=[.X8]/[.$P8]" office:value-type="float" office:value="0.01025390625">
            <text:p>0.0102539063</text:p>
          </table:table-cell>
          <table:table-cell table:formula="of:=[.Y8]/[.$P8]" office:value-type="float" office:value="0.003125">
            <text:p>0.003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 table:formula="of:=AVERAGE(INDIRECT(CONCATENATE([.V$1];[.$M9];&quot;:&quot;;[.V$1];[.$N9])))" office:value-type="float" office:value="6.4">
            <text:p>6.4</text:p>
          </table:table-cell>
          <table:table-cell table:formula="of:=AVERAGE(INDIRECT(CONCATENATE([.W$1];[.$M9];&quot;:&quot;;[.W$1];[.$N9])))" office:value-type="float" office:value="15.8">
            <text:p>15.8</text:p>
          </table:table-cell>
          <table:table-cell table:formula="of:=AVERAGE(INDIRECT(CONCATENATE([.X$1];[.$M9];&quot;:&quot;;[.X$1];[.$N9])))" office:value-type="float" office:value="0.2">
            <text:p>0.2</text:p>
          </table:table-cell>
          <table:table-cell table:formula="of:=AVERAGE(INDIRECT(CONCATENATE([.Y$1];[.$M9];&quot;:&quot;;[.Y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A9]" office:value-type="float" office:value="0.00000000804449869791667">
            <text:p>0.000000008</text:p>
          </table:table-cell>
          <table:table-cell table:formula="of:= [.S9]/[.$AA9]" office:value-type="float" office:value="0.00000000787864990234375">
            <text:p>7.87864990234375E-009</text:p>
          </table:table-cell>
          <table:table-cell table:formula="of:= [.T9]/[.$AB9]" office:value-type="float" office:value="0.000000012083541448491">
            <text:p>1.2083541448491E-008</text:p>
          </table:table-cell>
          <table:table-cell table:formula="of:= [.U9]/[.$AB9]" office:value-type="float" office:value="0.0000000105816080255007">
            <text:p>1.05816080255007E-008</text:p>
          </table:table-cell>
          <table:table-cell/>
          <table:table-cell table:formula="of:=[.V9]/[.$P9]" office:value-type="float" office:value="0.0015625">
            <text:p>0.0015625</text:p>
          </table:table-cell>
          <table:table-cell table:formula="of:=[.W9]/[.$P9]" office:value-type="float" office:value="0.003857421875">
            <text:p>0.0038574219</text:p>
          </table:table-cell>
          <table:table-cell table:formula="of:=[.X9]/[.$P9]" office:value-type="float" office:value="0.000048828125">
            <text:p>4.8828125E-005</text:p>
          </table:table-cell>
          <table:table-cell table:formula="of:=[.Y9]/[.$P9]" office:value-type="float" office:value="0.000146484375">
            <text:p>0.000146484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 table:formula="of:=AVERAGE(INDIRECT(CONCATENATE([.V$1];[.$M10];&quot;:&quot;;[.V$1];[.$N10])))" office:value-type="float" office:value="33.4">
            <text:p>33.4</text:p>
          </table:table-cell>
          <table:table-cell table:formula="of:=AVERAGE(INDIRECT(CONCATENATE([.W$1];[.$M10];&quot;:&quot;;[.W$1];[.$N10])))" office:value-type="float" office:value="9.6">
            <text:p>9.6</text:p>
          </table:table-cell>
          <table:table-cell table:formula="of:=AVERAGE(INDIRECT(CONCATENATE([.X$1];[.$M10];&quot;:&quot;;[.X$1];[.$N10])))" office:value-type="float" office:value="0.2">
            <text:p>0.2</text:p>
          </table:table-cell>
          <table:table-cell table:formula="of:=AVERAGE(INDIRECT(CONCATENATE([.Y$1];[.$M10];&quot;:&quot;;[.Y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A10]" office:value-type="float" office:value="0.00000000915768479567308">
            <text:p>9.15768479567308E-009</text:p>
          </table:table-cell>
          <table:table-cell table:formula="of:= [.S10]/[.$AA10]" office:value-type="float" office:value="0.00000000948318434495192">
            <text:p>9.48318434495192E-009</text:p>
          </table:table-cell>
          <table:table-cell table:formula="of:= [.T10]/[.$AB10]" office:value-type="float" office:value="0.0000000122079228573087">
            <text:p>1.22079228573087E-008</text:p>
          </table:table-cell>
          <table:table-cell table:formula="of:= [.U10]/[.$AB10]" office:value-type="float" office:value="0.00000000972156029868634">
            <text:p>9.72156029868634E-009</text:p>
          </table:table-cell>
          <table:table-cell/>
          <table:table-cell table:formula="of:=[.V10]/[.$P10]" office:value-type="float" office:value="0.0040771484375">
            <text:p>0.0040771484</text:p>
          </table:table-cell>
          <table:table-cell table:formula="of:=[.W10]/[.$P10]" office:value-type="float" office:value="0.001171875">
            <text:p>0.001171875</text:p>
          </table:table-cell>
          <table:table-cell table:formula="of:=[.X10]/[.$P10]" office:value-type="float" office:value="0.0000244140625">
            <text:p>2.44140625E-005</text:p>
          </table:table-cell>
          <table:table-cell table:formula="of:=[.Y10]/[.$P10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/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 table:formula="of:=AVERAGE(INDIRECT(CONCATENATE([.V$1];[.$M11];&quot;:&quot;;[.V$1];[.$N11])))" office:value-type="float" office:value="86.8">
            <text:p>86.8</text:p>
          </table:table-cell>
          <table:table-cell table:formula="of:=AVERAGE(INDIRECT(CONCATENATE([.W$1];[.$M11];&quot;:&quot;;[.W$1];[.$N11])))" office:value-type="float" office:value="41.4">
            <text:p>41.4</text:p>
          </table:table-cell>
          <table:table-cell table:formula="of:=AVERAGE(INDIRECT(CONCATENATE([.X$1];[.$M11];&quot;:&quot;;[.X$1];[.$N11])))" office:value-type="float" office:value="1902.8">
            <text:p>1902.8</text:p>
          </table:table-cell>
          <table:table-cell table:formula="of:=AVERAGE(INDIRECT(CONCATENATE([.Y$1];[.$M11];&quot;:&quot;;[.Y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A11]" office:value-type="float" office:value="0.00000000983810860770089">
            <text:p>9.83810860770089E-009</text:p>
          </table:table-cell>
          <table:table-cell table:formula="of:= [.S11]/[.$AA11]" office:value-type="float" office:value="0.0000000105246320452009">
            <text:p>1.05246320452009E-008</text:p>
          </table:table-cell>
          <table:table-cell table:formula="of:= [.T11]/[.$AB11]" office:value-type="float" office:value="0.000000015025217406919">
            <text:p>0.000000015</text:p>
          </table:table-cell>
          <table:table-cell table:formula="of:= [.U11]/[.$AB11]" office:value-type="float" office:value="0.000000010408276543935">
            <text:p>1.0408276543935E-008</text:p>
          </table:table-cell>
          <table:table-cell/>
          <table:table-cell table:formula="of:=[.V11]/[.$P11]" office:value-type="float" office:value="0.0052978515625">
            <text:p>0.0052978516</text:p>
          </table:table-cell>
          <table:table-cell table:formula="of:=[.W11]/[.$P11]" office:value-type="float" office:value="0.00252685546875">
            <text:p>0.0025268555</text:p>
          </table:table-cell>
          <table:table-cell table:formula="of:=[.X11]/[.$P11]" office:value-type="float" office:value="0.1161376953125">
            <text:p>0.1161376953</text:p>
          </table:table-cell>
          <table:table-cell table:formula="of:=[.Y11]/[.$P11]" office:value-type="float" office:value="0.0057861328125">
            <text:p>0.005786132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 table:formula="of:=AVERAGE(INDIRECT(CONCATENATE([.V$1];[.$M12];&quot;:&quot;;[.V$1];[.$N12])))" office:value-type="float" office:value="316.6">
            <text:p>316.6</text:p>
          </table:table-cell>
          <table:table-cell table:formula="of:=AVERAGE(INDIRECT(CONCATENATE([.W$1];[.$M12];&quot;:&quot;;[.W$1];[.$N12])))" office:value-type="float" office:value="71.4">
            <text:p>71.4</text:p>
          </table:table-cell>
          <table:table-cell table:formula="of:=AVERAGE(INDIRECT(CONCATENATE([.X$1];[.$M12];&quot;:&quot;;[.X$1];[.$N12])))" office:value-type="float" office:value="4484.4">
            <text:p>4484.4</text:p>
          </table:table-cell>
          <table:table-cell table:formula="of:=AVERAGE(INDIRECT(CONCATENATE([.Y$1];[.$M12];&quot;:&quot;;[.Y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A12]" office:value-type="float" office:value="0.0000000105476318359375">
            <text:p>1.05476318359375E-008</text:p>
          </table:table-cell>
          <table:table-cell table:formula="of:= [.S12]/[.$AA12]" office:value-type="float" office:value="0.0000000103830769856771">
            <text:p>1.03830769856771E-008</text:p>
          </table:table-cell>
          <table:table-cell table:formula="of:= [.T12]/[.$AB12]" office:value-type="float" office:value="0.0000000142213396822966">
            <text:p>1.42213396822966E-008</text:p>
          </table:table-cell>
          <table:table-cell table:formula="of:= [.U12]/[.$AB12]" office:value-type="float" office:value="0.00000000970342433641952">
            <text:p>9.70342433641952E-009</text:p>
          </table:table-cell>
          <table:table-cell/>
          <table:table-cell table:formula="of:=[.V12]/[.$P12]" office:value-type="float" office:value="0.009661865234375">
            <text:p>0.0096618652</text:p>
          </table:table-cell>
          <table:table-cell table:formula="of:=[.W12]/[.$P12]" office:value-type="float" office:value="0.002178955078125">
            <text:p>0.0021789551</text:p>
          </table:table-cell>
          <table:table-cell table:formula="of:=[.X12]/[.$P12]" office:value-type="float" office:value="0.13685302734375">
            <text:p>0.1368530273</text:p>
          </table:table-cell>
          <table:table-cell table:formula="of:=[.Y12]/[.$P12]" office:value-type="float" office:value="0.016668701171875">
            <text:p>0.0166687012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 table:formula="of:=AVERAGE(INDIRECT(CONCATENATE([.V$1];[.$M13];&quot;:&quot;;[.V$1];[.$N13])))" office:value-type="float" office:value="1404.2">
            <text:p>1404.2</text:p>
          </table:table-cell>
          <table:table-cell table:formula="of:=AVERAGE(INDIRECT(CONCATENATE([.W$1];[.$M13];&quot;:&quot;;[.W$1];[.$N13])))" office:value-type="float" office:value="322.8">
            <text:p>322.8</text:p>
          </table:table-cell>
          <table:table-cell table:formula="of:=AVERAGE(INDIRECT(CONCATENATE([.X$1];[.$M13];&quot;:&quot;;[.X$1];[.$N13])))" office:value-type="float" office:value="55930">
            <text:p>55930</text:p>
          </table:table-cell>
          <table:table-cell table:formula="of:=AVERAGE(INDIRECT(CONCATENATE([.Y$1];[.$M13];&quot;:&quot;;[.Y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A13]" office:value-type="float" office:value="0.0000000112042045593262">
            <text:p>1.12042045593262E-008</text:p>
          </table:table-cell>
          <table:table-cell table:formula="of:= [.S13]/[.$AA13]" office:value-type="float" office:value="0.000000011055908203125">
            <text:p>1.1055908203125E-008</text:p>
          </table:table-cell>
          <table:table-cell table:formula="of:= [.T13]/[.$AB13]" office:value-type="float" office:value="0.0000000289022750854492">
            <text:p>2.89022750854492E-008</text:p>
          </table:table-cell>
          <table:table-cell table:formula="of:= [.U13]/[.$AB13]" office:value-type="float" office:value="0.0000000131003341674805">
            <text:p>1.31003341674805E-008</text:p>
          </table:table-cell>
          <table:table-cell/>
          <table:table-cell table:formula="of:=[.V13]/[.$P13]" office:value-type="float" office:value="0.0214263916015625">
            <text:p>0.0214263916</text:p>
          </table:table-cell>
          <table:table-cell table:formula="of:=[.W13]/[.$P13]" office:value-type="float" office:value="0.004925537109375">
            <text:p>0.0049255371</text:p>
          </table:table-cell>
          <table:table-cell table:formula="of:=[.X13]/[.$P13]" office:value-type="float" office:value="0.853424072265625">
            <text:p>0.8534240723</text:p>
          </table:table-cell>
          <table:table-cell table:formula="of:=[.Y13]/[.$P13]" office:value-type="float" office:value="0.0443634033203125">
            <text:p>0.044363403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 table:formula="of:=AVERAGE(INDIRECT(CONCATENATE([.V$1];[.$M14];&quot;:&quot;;[.V$1];[.$N14])))" office:value-type="float" office:value="126526">
            <text:p>126526</text:p>
          </table:table-cell>
          <table:table-cell table:formula="of:=AVERAGE(INDIRECT(CONCATENATE([.W$1];[.$M14];&quot;:&quot;;[.W$1];[.$N14])))" office:value-type="float" office:value="1002.4">
            <text:p>1002.4</text:p>
          </table:table-cell>
          <table:table-cell table:formula="of:=AVERAGE(INDIRECT(CONCATENATE([.X$1];[.$M14];&quot;:&quot;;[.X$1];[.$N14])))" office:value-type="float" office:value="197917">
            <text:p>197917</text:p>
          </table:table-cell>
          <table:table-cell table:formula="of:=AVERAGE(INDIRECT(CONCATENATE([.Y$1];[.$M14];&quot;:&quot;;[.Y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4">
            <text:p>535752</text:p>
          </table:table-cell>
          <table:table-cell table:formula="of:= [.R14]/[.$AA14]" office:value-type="float" office:value="0.0000000146704999138327">
            <text:p>1.46704999138327E-008</text:p>
          </table:table-cell>
          <table:table-cell table:formula="of:= [.S14]/[.$AA14]" office:value-type="float" office:value="0.0000000117891468721278">
            <text:p>1.17891468721278E-008</text:p>
          </table:table-cell>
          <table:table-cell table:formula="of:= [.T14]/[.$AB14]" office:value-type="float" office:value="0.0000000362159778259329">
            <text:p>3.62159778259329E-008</text:p>
          </table:table-cell>
          <table:table-cell table:formula="of:= [.U14]/[.$AB14]" office:value-type="float" office:value="0.0000000126643799602793">
            <text:p>1.26643799602793E-008</text:p>
          </table:table-cell>
          <table:table-cell/>
          <table:table-cell table:formula="of:=[.V14]/[.$P14]" office:value-type="float" office:value="0.965316772460938">
            <text:p>0.9653167725</text:p>
          </table:table-cell>
          <table:table-cell table:formula="of:=[.W14]/[.$P14]" office:value-type="float" office:value="0.007647705078125">
            <text:p>0.0076477051</text:p>
          </table:table-cell>
          <table:table-cell table:formula="of:=[.X14]/[.$P14]" office:value-type="float" office:value="1.50998687744141">
            <text:p>1.5099868774</text:p>
          </table:table-cell>
          <table:table-cell table:formula="of:=[.Y14]/[.$P14]" office:value-type="float" office:value="0.0349655151367187">
            <text:p>0.034965515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 table:formula="of:=AVERAGE(INDIRECT(CONCATENATE([.V$1];[.$M15];&quot;:&quot;;[.V$1];[.$N15])))" office:value-type="float" office:value="643958.6">
            <text:p>643958.6</text:p>
          </table:table-cell>
          <table:table-cell table:formula="of:=AVERAGE(INDIRECT(CONCATENATE([.W$1];[.$M15];&quot;:&quot;;[.W$1];[.$N15])))" office:value-type="float" office:value="4062.4">
            <text:p>4062.4</text:p>
          </table:table-cell>
          <table:table-cell table:formula="of:=AVERAGE(INDIRECT(CONCATENATE([.X$1];[.$M15];&quot;:&quot;;[.X$1];[.$N15])))" office:value-type="float" office:value="847184.2">
            <text:p>847184.2</text:p>
          </table:table-cell>
          <table:table-cell table:formula="of:=AVERAGE(INDIRECT(CONCATENATE([.Y$1];[.$M15];&quot;:&quot;;[.Y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A15]" office:value-type="float" office:value="0.0000000182259962293837">
            <text:p>1.82259962293837E-008</text:p>
          </table:table-cell>
          <table:table-cell table:formula="of:= [.S15]/[.$AA15]" office:value-type="float" office:value="0.0000000146978674994575">
            <text:p>1.46978674994575E-008</text:p>
          </table:table-cell>
          <table:table-cell table:formula="of:= [.T15]/[.$AB15]" office:value-type="float" office:value="0.0000000480119846406883">
            <text:p>0.000000048</text:p>
          </table:table-cell>
          <table:table-cell table:formula="of:= [.U15]/[.$AB15]" office:value-type="float" office:value="0.0000000124390824476732">
            <text:p>1.24390824476732E-008</text:p>
          </table:table-cell>
          <table:table-cell/>
          <table:table-cell table:formula="of:=[.V15]/[.$P15]" office:value-type="float" office:value="2.4565071105957">
            <text:p>2.4565071106</text:p>
          </table:table-cell>
          <table:table-cell table:formula="of:=[.W15]/[.$P15]" office:value-type="float" office:value="0.015496826171875">
            <text:p>0.0154968262</text:p>
          </table:table-cell>
          <table:table-cell table:formula="of:=[.X15]/[.$P15]" office:value-type="float" office:value="3.2317512512207">
            <text:p>3.2317512512</text:p>
          </table:table-cell>
          <table:table-cell table:formula="of:=[.Y15]/[.$P15]" office:value-type="float" office:value="0.0372085571289062">
            <text:p>0.037208557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 table:formula="of:=AVERAGE(INDIRECT(CONCATENATE([.V$1];[.$M16];&quot;:&quot;;[.V$1];[.$N16])))" office:value-type="float" office:value="2465608">
            <text:p>2465608</text:p>
          </table:table-cell>
          <table:table-cell table:formula="of:=AVERAGE(INDIRECT(CONCATENATE([.W$1];[.$M16];&quot;:&quot;;[.W$1];[.$N16])))" office:value-type="float" office:value="3673.2">
            <text:p>3673.2</text:p>
          </table:table-cell>
          <table:table-cell table:formula="of:=AVERAGE(INDIRECT(CONCATENATE([.X$1];[.$M16];&quot;:&quot;;[.X$1];[.$N16])))" office:value-type="float" office:value="2414976">
            <text:p>2414976</text:p>
          </table:table-cell>
          <table:table-cell table:formula="of:=AVERAGE(INDIRECT(CONCATENATE([.Y$1];[.$M16];&quot;:&quot;;[.Y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A16]" office:value-type="float" office:value="0.0000000223392085025185">
            <text:p>2.23392085025185E-008</text:p>
          </table:table-cell>
          <table:table-cell table:formula="of:= [.S16]/[.$AA16]" office:value-type="float" office:value="0.0000000160128744024979">
            <text:p>0.000000016</text:p>
          </table:table-cell>
          <table:table-cell table:formula="of:= [.T16]/[.$AB16]" office:value-type="float" office:value="0.0000000574587804242134">
            <text:p>5.74587804242134E-008</text:p>
          </table:table-cell>
          <table:table-cell table:formula="of:= [.U16]/[.$AB16]" office:value-type="float" office:value="0.0000000121061321837798">
            <text:p>1.21061321837798E-008</text:p>
          </table:table-cell>
          <table:table-cell/>
          <table:table-cell table:formula="of:=[.V16]/[.$P16]" office:value-type="float" office:value="4.70277404785156">
            <text:p>4.7027740479</text:p>
          </table:table-cell>
          <table:table-cell table:formula="of:=[.W16]/[.$P16]" office:value-type="float" office:value="0.00700607299804687">
            <text:p>0.007006073</text:p>
          </table:table-cell>
          <table:table-cell table:formula="of:=[.X16]/[.$P16]" office:value-type="float" office:value="4.606201171875">
            <text:p>4.6062011719</text:p>
          </table:table-cell>
          <table:table-cell table:formula="of:=[.Y16]/[.$P16]" office:value-type="float" office:value="0.0365161895751953">
            <text:p>0.036516189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 table:formula="of:=AVERAGE(INDIRECT(CONCATENATE([.V$1];[.$M17];&quot;:&quot;;[.V$1];[.$N17])))" office:value-type="float" office:value="7862734">
            <text:p>7862734</text:p>
          </table:table-cell>
          <table:table-cell table:formula="of:=AVERAGE(INDIRECT(CONCATENATE([.W$1];[.$M17];&quot;:&quot;;[.W$1];[.$N17])))" office:value-type="float" office:value="8352.8">
            <text:p>8352.8</text:p>
          </table:table-cell>
          <table:table-cell table:formula="of:=AVERAGE(INDIRECT(CONCATENATE([.X$1];[.$M17];&quot;:&quot;;[.X$1];[.$N17])))" office:value-type="float" office:value="5223616">
            <text:p>5223616</text:p>
          </table:table-cell>
          <table:table-cell table:formula="of:=AVERAGE(INDIRECT(CONCATENATE([.Y$1];[.$M17];&quot;:&quot;;[.Y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A17]" office:value-type="float" office:value="0.0000000272177314758301">
            <text:p>2.72177314758301E-008</text:p>
          </table:table-cell>
          <table:table-cell table:formula="of:= [.S17]/[.$AA17]" office:value-type="float" office:value="0.0000000168981456756592">
            <text:p>1.68981456756592E-008</text:p>
          </table:table-cell>
          <table:table-cell table:formula="of:= [.T17]/[.$AB17]" office:value-type="float" office:value="0.0000000590978990185731">
            <text:p>5.90978990185731E-008</text:p>
          </table:table-cell>
          <table:table-cell table:formula="of:= [.U17]/[.$AB17]" office:value-type="float" office:value="0.0000000118560327463854">
            <text:p>1.18560327463854E-008</text:p>
          </table:table-cell>
          <table:table-cell/>
          <table:table-cell table:formula="of:=[.V17]/[.$P17]" office:value-type="float" office:value="7.49848747253418">
            <text:p>7.4984874725</text:p>
          </table:table-cell>
          <table:table-cell table:formula="of:=[.W17]/[.$P17]" office:value-type="float" office:value="0.00796585083007812">
            <text:p>0.0079658508</text:p>
          </table:table-cell>
          <table:table-cell table:formula="of:=[.X17]/[.$P17]" office:value-type="float" office:value="4.98162841796875">
            <text:p>4.981628418</text:p>
          </table:table-cell>
          <table:table-cell table:formula="of:=[.Y17]/[.$P17]" office:value-type="float" office:value="0.0275934219360352">
            <text:p>0.027593421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 table:formula="of:=AVERAGE(INDIRECT(CONCATENATE([.V$1];[.$M18];&quot;:&quot;;[.V$1];[.$N18])))" office:value-type="float" office:value="21497920">
            <text:p>21497920</text:p>
          </table:table-cell>
          <table:table-cell table:formula="of:=AVERAGE(INDIRECT(CONCATENATE([.W$1];[.$M18];&quot;:&quot;;[.W$1];[.$N18])))" office:value-type="float" office:value="15709.6">
            <text:p>15709.6</text:p>
          </table:table-cell>
          <table:table-cell table:formula="of:=AVERAGE(INDIRECT(CONCATENATE([.X$1];[.$M18];&quot;:&quot;;[.X$1];[.$N18])))" office:value-type="float" office:value="12505280">
            <text:p>12505280</text:p>
          </table:table-cell>
          <table:table-cell table:formula="of:=AVERAGE(INDIRECT(CONCATENATE([.Y$1];[.$M18];&quot;:&quot;;[.Y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A18]" office:value-type="float" office:value="0.0000000318301064627511">
            <text:p>3.18301064627511E-008</text:p>
          </table:table-cell>
          <table:table-cell table:formula="of:= [.S18]/[.$AA18]" office:value-type="float" office:value="0.0000000173297382536389">
            <text:p>1.73297382536389E-008</text:p>
          </table:table-cell>
          <table:table-cell table:formula="of:= [.T18]/[.$AB18]" office:value-type="float" office:value="0.0000000665659340065337">
            <text:p>6.65659340065337E-008</text:p>
          </table:table-cell>
          <table:table-cell table:formula="of:= [.U18]/[.$AB18]" office:value-type="float" office:value="0.0000000118146323973613">
            <text:p>1.18146323973613E-008</text:p>
          </table:table-cell>
          <table:table-cell/>
          <table:table-cell table:formula="of:=[.V18]/[.$P18]" office:value-type="float" office:value="10.2510070800781">
            <text:p>10.2510070801</text:p>
          </table:table-cell>
          <table:table-cell table:formula="of:=[.W18]/[.$P18]" office:value-type="float" office:value="0.00749092102050781">
            <text:p>0.007490921</text:p>
          </table:table-cell>
          <table:table-cell table:formula="of:=[.X18]/[.$P18]" office:value-type="float" office:value="5.96298217773438">
            <text:p>5.9629821777</text:p>
          </table:table-cell>
          <table:table-cell table:formula="of:=[.Y18]/[.$P18]" office:value-type="float" office:value="0.0279904365539551">
            <text:p>0.027990436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 table:formula="of:=AVERAGE(INDIRECT(CONCATENATE([.V$1];[.$M19];&quot;:&quot;;[.V$1];[.$N19])))" office:value-type="float" office:value="57716900">
            <text:p>57716900</text:p>
          </table:table-cell>
          <table:table-cell table:formula="of:=AVERAGE(INDIRECT(CONCATENATE([.W$1];[.$M19];&quot;:&quot;;[.W$1];[.$N19])))" office:value-type="float" office:value="45883">
            <text:p>45883</text:p>
          </table:table-cell>
          <table:table-cell table:formula="of:=AVERAGE(INDIRECT(CONCATENATE([.X$1];[.$M19];&quot;:&quot;;[.X$1];[.$N19])))" office:value-type="float" office:value="28432460">
            <text:p>28432460</text:p>
          </table:table-cell>
          <table:table-cell table:formula="of:=AVERAGE(INDIRECT(CONCATENATE([.Y$1];[.$M19];&quot;:&quot;;[.Y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A19]" office:value-type="float" office:value="0.0000000382595495744185">
            <text:p>3.82595495744185E-008</text:p>
          </table:table-cell>
          <table:table-cell table:formula="of:= [.S19]/[.$AA19]" office:value-type="float" office:value="0.0000000189782922918146">
            <text:p>0.000000019</text:p>
          </table:table-cell>
          <table:table-cell table:formula="of:= [.T19]/[.$AB19]" office:value-type="float" office:value="0.0000000761283078622556">
            <text:p>7.61283078622556E-008</text:p>
          </table:table-cell>
          <table:table-cell table:formula="of:= [.U19]/[.$AB19]" office:value-type="float" office:value="0.0000000117026048172323">
            <text:p>1.17026048172323E-008</text:p>
          </table:table-cell>
          <table:table-cell/>
          <table:table-cell table:formula="of:=[.V19]/[.$P19]" office:value-type="float" office:value="13.760781288147">
            <text:p>13.7607812881</text:p>
          </table:table-cell>
          <table:table-cell table:formula="of:=[.W19]/[.$P19]" office:value-type="float" office:value="0.010939359664917">
            <text:p>0.0109393597</text:p>
          </table:table-cell>
          <table:table-cell table:formula="of:=[.X19]/[.$P19]" office:value-type="float" office:value="6.77882671356201">
            <text:p>6.7788267136</text:p>
          </table:table-cell>
          <table:table-cell table:formula="of:=[.Y19]/[.$P19]" office:value-type="float" office:value="0.030675745010376">
            <text:p>0.0306757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 table:formula="of:=AVERAGE(INDIRECT(CONCATENATE([.V$1];[.$M20];&quot;:&quot;;[.V$1];[.$N20])))" office:value-type="float" office:value="128325200">
            <text:p>128325200</text:p>
          </table:table-cell>
          <table:table-cell table:formula="of:=AVERAGE(INDIRECT(CONCATENATE([.W$1];[.$M20];&quot;:&quot;;[.W$1];[.$N20])))" office:value-type="float" office:value="67516.6">
            <text:p>67516.6</text:p>
          </table:table-cell>
          <table:table-cell table:formula="of:=AVERAGE(INDIRECT(CONCATENATE([.X$1];[.$M20];&quot;:&quot;;[.X$1];[.$N20])))" office:value-type="float" office:value="59153440">
            <text:p>59153440</text:p>
          </table:table-cell>
          <table:table-cell table:formula="of:=AVERAGE(INDIRECT(CONCATENATE([.Y$1];[.$M20];&quot;:&quot;;[.Y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A20]" office:value-type="float" office:value="0.0000000392740498418393">
            <text:p>3.92740498418393E-008</text:p>
          </table:table-cell>
          <table:table-cell table:formula="of:= [.S20]/[.$AA20]" office:value-type="float" office:value="0.0000000200443060501762">
            <text:p>0.00000002</text:p>
          </table:table-cell>
          <table:table-cell table:formula="of:= [.T20]/[.$AB20]" office:value-type="float" office:value="0.0000000762406687825759">
            <text:p>7.62406687825759E-008</text:p>
          </table:table-cell>
          <table:table-cell table:formula="of:= [.U20]/[.$AB20]" office:value-type="float" office:value="0.0000000112607186711094">
            <text:p>1.12607186711094E-008</text:p>
          </table:table-cell>
          <table:table-cell/>
          <table:table-cell table:formula="of:=[.V20]/[.$P20]" office:value-type="float" office:value="15.2975559234619">
            <text:p>15.2975559235</text:p>
          </table:table-cell>
          <table:table-cell table:formula="of:=[.W20]/[.$P20]" office:value-type="float" office:value="0.00804860591888428">
            <text:p>0.0080486059</text:p>
          </table:table-cell>
          <table:table-cell table:formula="of:=[.X20]/[.$P20]" office:value-type="float" office:value="7.05163955688477">
            <text:p>7.0516395569</text:p>
          </table:table-cell>
          <table:table-cell table:formula="of:=[.Y20]/[.$P20]" office:value-type="float" office:value="0.0267494678497314">
            <text:p>0.026749467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 table:formula="of:=AVERAGE(INDIRECT(CONCATENATE([.V$1];[.$M21];&quot;:&quot;;[.V$1];[.$N21])))" office:value-type="float" office:value="302718800">
            <text:p>302718800</text:p>
          </table:table-cell>
          <table:table-cell table:formula="of:=AVERAGE(INDIRECT(CONCATENATE([.W$1];[.$M21];&quot;:&quot;;[.W$1];[.$N21])))" office:value-type="float" office:value="137586">
            <text:p>137586</text:p>
          </table:table-cell>
          <table:table-cell table:formula="of:=AVERAGE(INDIRECT(CONCATENATE([.X$1];[.$M21];&quot;:&quot;;[.X$1];[.$N21])))" office:value-type="float" office:value="116397800">
            <text:p>116397800</text:p>
          </table:table-cell>
          <table:table-cell table:formula="of:=AVERAGE(INDIRECT(CONCATENATE([.Y$1];[.$M21];&quot;:&quot;;[.Y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A21]" office:value-type="float" office:value="0.0000000429648657639821">
            <text:p>0.000000043</text:p>
          </table:table-cell>
          <table:table-cell table:formula="of:= [.S21]/[.$AA21]" office:value-type="float" office:value="0.0000000201766888300578">
            <text:p>2.01766888300578E-008</text:p>
          </table:table-cell>
          <table:table-cell table:formula="of:= [.T21]/[.$AB21]" office:value-type="float" office:value="0.0000000772392553981955">
            <text:p>7.72392553981955E-008</text:p>
          </table:table-cell>
          <table:table-cell table:formula="of:= [.U21]/[.$AB21]" office:value-type="float" office:value="0.0000000115362489995769">
            <text:p>1.15362489995769E-008</text:p>
          </table:table-cell>
          <table:table-cell/>
          <table:table-cell table:formula="of:=[.V21]/[.$P21]" office:value-type="float" office:value="18.0434465408325">
            <text:p>18.0434465408</text:p>
          </table:table-cell>
          <table:table-cell table:formula="of:=[.W21]/[.$P21]" office:value-type="float" office:value="0.00820076465606689">
            <text:p>0.0082007647</text:p>
          </table:table-cell>
          <table:table-cell table:formula="of:=[.X21]/[.$P21]" office:value-type="float" office:value="6.93784952163696">
            <text:p>6.9378495216</text:p>
          </table:table-cell>
          <table:table-cell table:formula="of:=[.Y21]/[.$P21]" office:value-type="float" office:value="0.0202637195587158">
            <text:p>0.020263719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/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 table:formula="of:=AVERAGE(INDIRECT(CONCATENATE([.V$1];[.$M22];&quot;:&quot;;[.V$1];[.$N22])))" office:value-type="float" office:value="721005600">
            <text:p>721005600</text:p>
          </table:table-cell>
          <table:table-cell table:formula="of:=AVERAGE(INDIRECT(CONCATENATE([.W$1];[.$M22];&quot;:&quot;;[.W$1];[.$N22])))" office:value-type="float" office:value="824562">
            <text:p>824562</text:p>
          </table:table-cell>
          <table:table-cell table:formula="of:=AVERAGE(INDIRECT(CONCATENATE([.X$1];[.$M22];&quot;:&quot;;[.X$1];[.$N22])))" office:value-type="float" office:value="256879800">
            <text:p>256879800</text:p>
          </table:table-cell>
          <table:table-cell table:formula="of:=AVERAGE(INDIRECT(CONCATENATE([.Y$1];[.$M22];&quot;:&quot;;[.Y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A22]" office:value-type="float" office:value="0.0000000482217311859131">
            <text:p>4.82217311859131E-008</text:p>
          </table:table-cell>
          <table:table-cell table:formula="of:= [.S22]/[.$AA22]" office:value-type="float" office:value="0.0000000218488216400147">
            <text:p>2.18488216400147E-008</text:p>
          </table:table-cell>
          <table:table-cell table:formula="of:= [.T22]/[.$AB22]" office:value-type="float" office:value="0.0000000839359245245962">
            <text:p>8.39359245245962E-008</text:p>
          </table:table-cell>
          <table:table-cell table:formula="of:= [.U22]/[.$AB22]" office:value-type="float" office:value="0.0000000112715437334543">
            <text:p>1.12715437334543E-008</text:p>
          </table:table-cell>
          <table:table-cell/>
          <table:table-cell table:formula="of:=[.V22]/[.$P22]" office:value-type="float" office:value="21.4876413345337">
            <text:p>21.4876413345</text:p>
          </table:table-cell>
          <table:table-cell table:formula="of:=[.W22]/[.$P22]" office:value-type="float" office:value="0.0245738625526428">
            <text:p>0.0245738626</text:p>
          </table:table-cell>
          <table:table-cell table:formula="of:=[.X22]/[.$P22]" office:value-type="float" office:value="7.65561461448669">
            <text:p>7.6556146145</text:p>
          </table:table-cell>
          <table:table-cell table:formula="of:=[.Y22]/[.$P22]" office:value-type="float" office:value="0.0201854825019836">
            <text:p>0.020185482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2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8T15:59:25</dc:date>
    <dc:creator>lightmind </dc:creator>
    <meta:generator>LibreOffice/4.0.2.2$Linux_x86 LibreOffice_project/400m0$Build-2</meta:generator>
    <meta:editing-duration>PT20M35S</meta:editing-duration>
    <meta:editing-cycles>2</meta:editing-cycles>
    <meta:document-statistic meta:table-count="1" meta:cell-count="1462" meta:object-count="0"/>
  </office:meta>
</office:document-meta>
</file>